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354in"/>
    </style:style>
    <style:style style:name="co3" style:family="table-column">
      <style:table-column-properties fo:break-before="auto" style:column-width="3.3555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3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0pt" style:font-size-asian="10pt" style:font-size-complex="10pt"/>
    </style:style>
    <style:style style:name="ce2" style:family="table-cell" style:parent-style-name="Default">
      <style:text-properties style:font-name="Times New Roman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2">
      <style:text-properties style:font-name="Times New Roman" fo:font-size="10pt" style:font-size-asian="10pt" style:font-size-complex="10pt"/>
    </style:style>
    <style:style style:name="ce5" style:family="table-cell" style:parent-style-name="Defaul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fo:background-color="#eeeeee" fo:border="0.06pt solid #000000"/>
    </style:style>
    <style:style style:name="ce9" style:family="table-cell" style:parent-style-name="Default">
      <style:table-cell-properties fo:background-color="#ccffff" fo:border="0.06pt solid #000000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000000" fo:border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5pt" style:font-size-asian="15pt" style:font-size-complex="15pt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1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2 x 2 Mapping" table:style-name="ta1">
        <table:table-column table:style-name="co1" table:number-columns-repeated="11" table:default-cell-style-name="Default"/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ot_x</text:p>
          </table:table-cell>
          <table:table-cell office:value-type="string" calcext:value-type="string">
            <text:p>rot_y</text:p>
          </table:table-cell>
          <table:table-cell office:value-type="string" calcext:value-type="string">
            <text:p>rot_z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0-([.M4]/2)-[.M8]" office:value-type="float" office:value="-0.3" calcext:value-type="float">
            <text:p>-0.3</text:p>
          </table:table-cell>
          <table:table-cell table:formula="of:=[.C2]" office:value-type="float" office:value="-0.3" calcext:value-type="float">
            <text:p>-0.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PI()" office:value-type="float" office:value="3.14159265358979" calcext:value-type="float">
            <text:p>3.1415926536</text:p>
          </table:table-cell>
          <table:table-cell table:number-columns-repeated="3"/>
          <table:table-cell office:value-type="string" calcext:value-type="string">
            <text:p>Carbon Fiber Width: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1*[.C2]" office:value-type="float" office:value="0.3" calcext:value-type="float">
            <text:p>0.3</text:p>
          </table:table-cell>
          <table:table-cell table:formula="of:=[.D2]" office:value-type="float" office:value="-0.3" calcext:value-type="float">
            <text:p>-0.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table:number-columns-repeated="3"/>
          <table:table-cell office:value-type="string" calcext:value-type="string">
            <text:p>Air gap (carbon fiber)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]" office:value-type="float" office:value="-0.3" calcext:value-type="float">
            <text:p>-0.3</text:p>
          </table:table-cell>
          <table:table-cell table:formula="of:=[.D2]*-1"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-1*[.H3]" office:value-type="float" office:value="-1.5707963267949" calcext:value-type="float">
            <text:p>-1.5707963268</text:p>
          </table:table-cell>
          <table:table-cell table:number-columns-repeated="3"/>
          <table:table-cell office:value-type="string" calcext:value-type="string">
            <text:p>Air gap (crystals)</text:p>
          </table:table-cell>
          <table:table-cell table:style-name="ce4" office:value-type="float" office:value="0.6" calcext:value-type="float">
            <text:p>0.60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3]" office:value-type="float" office:value="0.3" calcext:value-type="float">
            <text:p>0.3</text:p>
          </table:table-cell>
          <table:table-cell table:formula="of:=[.D4]"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number-columns-repeated="11"/>
          <table:table-cell table:style-name="ce2" office:value-type="string" calcext:value-type="string">
            <text:p>Mother volume centered at (0,0)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"/>
          <table:table-cell table:number-columns-repeated="3"/>
        </table:table-row>
        <table:table-row table:style-name="ro1">
          <table:table-cell table:number-columns-repeated="11"/>
          <table:table-cell table:style-name="ce3" office:value-type="string" calcext:value-type="string">
            <text:p>cent_x</text:p>
          </table:table-cell>
          <table:table-cell table:style-name="ce5" table:formula="of:=[.M12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string" calcext:value-type="string">
            <text:p>cent_y</text:p>
          </table:table-cell>
          <table:table-cell table:style-name="ce5" table:formula="of:=[.M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2"/>
          <table:table-cell table:number-columns-repeated="3"/>
        </table:table-row>
        <table:table-row table:style-name="ro1">
          <table:table-cell table:number-columns-repeated="11"/>
          <table:table-cell table:style-name="ce2"/>
          <table:table-cell table:number-columns-repeated="2"/>
          <table:table-cell office:value-type="string" calcext:value-type="string">
            <text:p>Options for cent_x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enx_x</text:p>
          </table:table-cell>
          <table:table-cell table:formula="of:=[.O15]" office:value-type="float" office:value="0" calcext:value-type="float">
            <text:p>0</text:p>
          </table:table-cell>
          <table:table-cell/>
          <table:table-cell office:value-type="float" office:value="54.7527272727" calcext:value-type="float">
            <text:p>54.7527272727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ent_y</text:p>
          </table:table-cell>
          <table:table-cell table:formula="of:=[.M12]" office:value-type="float" office:value="0" calcext:value-type="float">
            <text:p>0</text:p>
          </table:table-cell>
          <table:table-cell/>
          <table:table-cell office:value-type="float" office:value="24.37" calcext:value-type="float">
            <text:p>24.37</text:p>
          </table:table-cell>
        </table:table-row>
        <table:table-row table:style-name="ro1">
          <table:table-cell table:number-columns-repeated="11"/>
          <table:table-cell table:style-name="Default" table:number-columns-repeated="3"/>
          <table:table-cell table:style-name="Default" table:formula="of:=[.O13]/2" office:value-type="float" office:value="12.185" calcext:value-type="float">
            <text:p>12.185</text:p>
          </table:table-cell>
        </table:table-row>
        <table:table-row table:style-name="ro1">
          <table:table-cell table:number-columns-repeated="11"/>
          <table:table-cell table:style-name="Default" table:number-columns-repeated="3"/>
          <table:table-cell table:style-name="ce6" office:value-type="float" office:value="0" calcext:value-type="float">
            <text:p>0</text:p>
          </table:table-cell>
        </table:table-row>
      </table:table>
      <table:table table:name="4 x 4 Mapping" table:style-name="ta1">
        <table:table-column table:style-name="co1" table:number-columns-repeated="18" table:default-cell-style-name="Default"/>
        <table:table-row table:style-name="ro1">
          <table:table-cell table:formula="of:=['2 x 2 Mapping'.A1]" office:value-type="string" office:string-value="j" calcext:value-type="string">
            <text:p>j</text:p>
          </table:table-cell>
          <table:table-cell table:formula="of:=['2 x 2 Mapping'.B1]" office:value-type="string" office:string-value="k" calcext:value-type="string">
            <text:p>k</text:p>
          </table:table-cell>
          <table:table-cell table:formula="of:=['2 x 2 Mapping'.C1]" office:value-type="string" office:string-value="x" calcext:value-type="string">
            <text:p>x</text:p>
          </table:table-cell>
          <table:table-cell table:formula="of:=['2 x 2 Mapping'.D1]" office:value-type="string" office:string-value="y" calcext:value-type="string">
            <text:p>y</text:p>
          </table:table-cell>
          <table:table-cell table:formula="of:=['2 x 2 Mapping'.E1]" office:value-type="string" office:string-value="z" calcext:value-type="string">
            <text:p>z</text:p>
          </table:table-cell>
          <table:table-cell table:formula="of:=['2 x 2 Mapping'.F1]" office:value-type="string" office:string-value="rot_x" calcext:value-type="string">
            <text:p>rot_x</text:p>
          </table:table-cell>
          <table:table-cell table:formula="of:=['2 x 2 Mapping'.G1]" office:value-type="string" office:string-value="rot_y" calcext:value-type="string">
            <text:p>rot_y</text:p>
          </table:table-cell>
          <table:table-cell table:formula="of:=['2 x 2 Mapping'.H1]" office:value-type="string" office:string-value="rot_z" calcext:value-type="string">
            <text:p>rot_z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0-[.M13]-[.M3]" office:value-type="float" office:value="-22.6036363636375" calcext:value-type="float">
            <text:p>-22.6036363636</text:p>
          </table:table-cell>
          <table:table-cell table:formula="of:=[.C2]" office:value-type="float" office:value="-22.6036363636375" calcext:value-type="float">
            <text:p>-22.6036363636</text:p>
          </table:table-cell>
          <table:table-cell office:value-type="float" office:value="0" calcext:value-type="float">
            <text:p>0</text:p>
          </table:table-cell>
          <table:table-cell table:formula="of:=-1*[.J10]" office:value-type="float" office:value="-0.0209285289987359" calcext:value-type="float">
            <text:p>-0.020928529</text:p>
          </table:table-cell>
          <table:table-cell table:formula="of:=[.J10]" office:value-type="float" office:value="0.0209285289987359" calcext:value-type="float">
            <text:p>0.0209285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ally j0k1</text:p>
          </table:table-cell>
          <table:table-cell/>
          <table:table-cell table:style-name="ce2" table:number-columns-repeated="5"/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-1*[.C2]" office:value-type="float" office:value="22.6036363636375" calcext:value-type="float">
            <text:p>22.6036363636</text:p>
          </table:table-cell>
          <table:table-cell table:formula="of:=[.D2]" office:value-type="float" office:value="-22.6036363636375" calcext:value-type="float">
            <text:p>-22.6036363636</text:p>
          </table:table-cell>
          <table:table-cell office:value-type="float" office:value="0" calcext:value-type="float">
            <text:p>0</text:p>
          </table:table-cell>
          <table:table-cell table:formula="of:=- [.J10]" office:value-type="float" office:value="-0.0209285289987359" calcext:value-type="float">
            <text:p>-0.020928529</text:p>
          </table:table-cell>
          <table:table-cell table:formula="of:=-[.J10]" office:value-type="float" office:value="-0.0209285289987359" calcext:value-type="float">
            <text:p>-0.02092852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Carbon Fiber Width: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string" calcext:value-type="string">
            <text:p>mm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2]" office:value-type="float" office:value="-22.6036363636375" calcext:value-type="float">
            <text:p>-22.6036363636</text:p>
          </table:table-cell>
          <table:table-cell table:formula="of:=[.D3]*-1" office:value-type="float" office:value="22.6036363636375" calcext:value-type="float">
            <text:p>22.6036363636</text:p>
          </table:table-cell>
          <table:table-cell office:value-type="float" office:value="0" calcext:value-type="float">
            <text:p>0</text:p>
          </table:table-cell>
          <table:table-cell table:formula="of:=[.J10]" office:value-type="float" office:value="0.0209285289987359" calcext:value-type="float">
            <text:p>0.020928529</text:p>
          </table:table-cell>
          <table:table-cell table:formula="of:=[.J10]" office:value-type="float" office:value="0.0209285289987359" calcext:value-type="float">
            <text:p>0.02092852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Air gap (carbon fiber)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string" calcext:value-type="string">
            <text:p>mm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]" office:value-type="float" office:value="22.6036363636375" calcext:value-type="float">
            <text:p>22.6036363636</text:p>
          </table:table-cell>
          <table:table-cell table:formula="of:=[.D4]" office:value-type="float" office:value="22.6036363636375" calcext:value-type="float">
            <text:p>22.6036363636</text:p>
          </table:table-cell>
          <table:table-cell office:value-type="float" office:value="0" calcext:value-type="float">
            <text:p>0</text:p>
          </table:table-cell>
          <table:table-cell table:formula="of:=[.J10]" office:value-type="float" office:value="0.0209285289987359" calcext:value-type="float">
            <text:p>0.020928529</text:p>
          </table:table-cell>
          <table:table-cell table:formula="of:=-[.J10]" office:value-type="float" office:value="-0.0209285289987359" calcext:value-type="float">
            <text:p>-0.02092852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Air gap (crystals)</text:p>
          </table:table-cell>
          <table:table-cell table:style-name="ce4" office:value-type="float" office:value="0.6" calcext:value-type="float">
            <text:p>0.60</text:p>
          </table:table-cell>
          <table:table-cell table:style-name="ce2" office:value-type="string" calcext:value-type="string">
            <text:p>mm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11"/>
          <table:table-cell table:style-name="ce2" table:number-columns-repeated="5"/>
          <table:table-cell table:number-columns-repeated="2"/>
        </table:table-row>
        <table:table-row table:style-name="ro1">
          <table:table-cell table:number-columns-repeated="11"/>
          <table:table-cell table:style-name="ce2" office:value-type="string" calcext:value-type="string">
            <text:p>Mother volume centered at (0,0)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table:number-columns-repeated="11"/>
          <table:table-cell table:style-name="ce2" table:number-columns-repeated="5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ngle of Rotation (rad)</text:p>
          </table:table-cell>
          <table:table-cell/>
          <table:table-cell table:style-name="ce3" office:value-type="string" calcext:value-type="string">
            <text:p>cent_x</text:p>
          </table:table-cell>
          <table:table-cell table:style-name="ce5" table:formula="of:=[.M13]/2" office:value-type="float" office:value="11.2118181818188" calcext:value-type="float">
            <text:p>11.2118181818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9"/>
          <table:table-cell table:formula="of:= 2 * [.K28]" office:value-type="float" office:value="0.0209285289987359" calcext:value-type="float">
            <text:p>0.020928529</text:p>
          </table:table-cell>
          <table:table-cell/>
          <table:table-cell table:style-name="ce3" office:value-type="string" calcext:value-type="string">
            <text:p>cent_y</text:p>
          </table:table-cell>
          <table:table-cell table:style-name="ce5" table:formula="of:=[.M9]" office:value-type="float" office:value="11.2118181818188" calcext:value-type="float">
            <text:p>11.2118181818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ngle of Rotation (deg)</text:p>
          </table:table-cell>
          <table:table-cell/>
          <table:table-cell table:style-name="ce2" table:number-columns-repeated="5"/>
          <table:table-cell table:number-columns-repeated="2"/>
        </table:table-row>
        <table:table-row table:style-name="ro1">
          <table:table-cell table:number-columns-repeated="9"/>
          <table:table-cell table:formula="of:=[.J10]*180/PI()" office:value-type="float" office:value="1.19911638304472" calcext:value-type="float">
            <text:p>1.199116383</text:p>
          </table:table-cell>
          <table:table-cell/>
          <table:table-cell table:style-name="ce2" table:number-columns-repeated="3"/>
          <table:table-cell table:style-name="ce2" office:value-type="string" calcext:value-type="string">
            <text:p>Options for cent_x</text:p>
          </table:table-cell>
          <table:table-cell table:style-name="ce2"/>
          <table:table-cell office:value-type="string" calcext:value-type="string">
            <text:p>Front face</text:p>
          </table:table-cell>
          <table:table-cell office:value-type="string" calcext:value-type="string">
            <text:p>Back face</text:p>
          </table:table-cell>
        </table:table-row>
        <table:table-row table:style-name="ro1">
          <table:table-cell table:number-columns-repeated="11"/>
          <table:table-cell table:style-name="ce1" office:value-type="string" calcext:value-type="string">
            <text:p>cenx_x</text:p>
          </table:table-cell>
          <table:table-cell table:style-name="ce2" table:formula="of:=[.O15]" office:value-type="float" office:value="22.4236363636375" calcext:value-type="float">
            <text:p>22.4236363636</text:p>
          </table:table-cell>
          <table:table-cell table:style-name="ce2"/>
          <table:table-cell table:style-name="ce2" office:value-type="float" office:value="54.7527272727" calcext:value-type="float">
            <text:p>54.7527272727</text:p>
          </table:table-cell>
          <table:table-cell table:style-name="ce2"/>
          <table:table-cell office:value-type="float" office:value="24.915" calcext:value-type="float">
            <text:p>24.915</text:p>
          </table:table-cell>
          <table:table-cell office:value-type="float" office:value="29.4777" calcext:value-type="float">
            <text:p>29.4777</text:p>
          </table:table-cell>
        </table:table-row>
        <table:table-row table:style-name="ro1">
          <table:table-cell table:number-columns-repeated="11"/>
          <table:table-cell table:style-name="ce1" office:value-type="string" calcext:value-type="string">
            <text:p>cent_y</text:p>
          </table:table-cell>
          <table:table-cell table:style-name="ce2" table:formula="of:=[.M13]" office:value-type="float" office:value="22.4236363636375" calcext:value-type="float">
            <text:p>22.4236363636</text:p>
          </table:table-cell>
          <table:table-cell table:style-name="ce2"/>
          <table:table-cell table:style-name="ce2" table:formula="of:=([.Q13]+[.R13])/2" office:value-type="float" office:value="27.19635" calcext:value-type="float">
            <text:p>27.19635</text:p>
          </table:table-cell>
          <table:table-cell table:style-name="ce2"/>
          <table:table-cell table:formula="of:=20+[.M5]/2+[.M4]" office:value-type="float" office:value="20.54" calcext:value-type="float">
            <text:p>20.54</text:p>
          </table:table-cell>
          <table:table-cell table:formula="of:=[.K23]+([.M5]/2)+[.M4]" office:value-type="float" office:value="24.307272727275" calcext:value-type="float">
            <text:p>24.3072727273</text:p>
          </table:table-cell>
        </table:table-row>
        <table:table-row table:style-name="ro1">
          <table:table-cell table:number-columns-repeated="11"/>
          <table:table-cell table:style-name="ce2" table:number-columns-repeated="3"/>
          <table:table-cell table:style-name="ce2" table:formula="of:=([.Q14]+[.R14])/2" office:value-type="float" office:value="22.4236363636375" calcext:value-type="float">
            <text:p>22.4236363636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11"/>
          <table:table-cell table:style-name="ce2" table:number-columns-repeated="5"/>
          <table:table-cell table:number-columns-repeated="2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Front Face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Back Face</text:p>
          </table:table-cell>
          <table:table-cell table:formula="of:=(48.97454545455-[.M3]*2-[.M4]*2-[.M5])/2" office:value-type="float" office:value="23.767272727275" calcext:value-type="float">
            <text:p>23.7672727273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Diff</text:p>
          </table:table-cell>
          <table:table-cell table:formula="of:=[.K23]-[.K22]" office:value-type="float" office:value="3.767272727275" calcext:value-type="float">
            <text:p>3.7672727273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Diff/2</text:p>
          </table:table-cell>
          <table:table-cell table:formula="of:=[.K24]/2" office:value-type="float" office:value="1.8836363636375" calcext:value-type="float">
            <text:p>1.8836363636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dz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tan(theta)</text:p>
          </table:table-cell>
          <table:table-cell table:formula="of:=[.K25]/(2*[.K26])" office:value-type="float" office:value="0.0104646464646528" calcext:value-type="float">
            <text:p>0.0104646465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theta</text:p>
          </table:table-cell>
          <table:table-cell table:formula="of:=ATAN([.K27])" office:value-type="float" office:value="0.0104642644993679" calcext:value-type="float">
            <text:p>0.01046426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tions for crystal mapping</text:p>
          </table:table-cell>
          <table:table-cell table:number-columns-repeated="16"/>
        </table:table-row>
        <table:table-row table:style-name="ro1">
          <table:table-cell/>
          <table:table-cell table:formula="of:=0-[.M3]-[.M4]-[.M13]-([.M5]/2)" office:value-type="float" office:value="-23.1436363636375" calcext:value-type="float">
            <text:p>-23.1436363636</text:p>
          </table:table-cell>
          <table:table-cell table:number-columns-repeated="16"/>
        </table:table-row>
        <table:table-row table:style-name="ro1">
          <table:table-cell/>
          <table:table-cell table:formula="of:=0-[.M3]-[.M4]-[.M13]" office:value-type="float" office:value="-22.8436363636375" calcext:value-type="float">
            <text:p>-22.8436363636</text:p>
          </table:table-cell>
          <table:table-cell table:number-columns-repeated="16"/>
        </table:table-row>
        <table:table-row table:style-name="ro1">
          <table:table-cell/>
          <table:table-cell table:formula="of:=0-[.M13]" office:value-type="float" office:value="-22.4236363636375" calcext:value-type="float">
            <text:p>-22.4236363636</text:p>
          </table:table-cell>
          <table:table-cell table:number-columns-repeated="16"/>
        </table:table-row>
        <table:table-row table:style-name="ro1">
          <table:table-cell/>
          <table:table-cell table:style-name="ce6" table:formula="of:=0-[.M13]-[.M3]" office:value-type="float" office:value="-22.6036363636375" calcext:value-type="float">
            <text:p>-22.6036363636</text:p>
          </table:table-cell>
          <table:table-cell table:number-columns-repeated="16"/>
        </table:table-row>
      </table:table>
      <table:table table:name="Final File" table:style-name="ta1">
        <table:table-column table:style-name="co1" table:number-columns-repeated="8" table:default-cell-style-name="ce8"/>
        <table:table-column table:style-name="co2" table:default-cell-style-name="ce8"/>
        <table:table-column table:style-name="co2" table:default-cell-style-name="ce10"/>
        <table:table-row table:style-name="ro1">
          <table:table-cell table:formula="of:=['2 x 2 Mapping'.A2]" office:value-type="float" office:value="0" calcext:value-type="float">
            <text:p>0</text:p>
          </table:table-cell>
          <table:table-cell table:formula="of:=['2 x 2 Mapping'.B2]" office:value-type="float" office:value="0" calcext:value-type="float">
            <text:p>0</text:p>
          </table:table-cell>
          <table:table-cell table:formula="of:=['2 x 2 Mapping'.C2]" office:value-type="float" office:value="-0.3" calcext:value-type="float">
            <text:p>-0.3</text:p>
          </table:table-cell>
          <table:table-cell table:formula="of:=['2 x 2 Mapping'.D2]" office:value-type="float" office:value="-0.3" calcext:value-type="float">
            <text:p>-0.3</text:p>
          </table:table-cell>
          <table:table-cell table:formula="of:=['2 x 2 Mapping'.E2]" office:value-type="float" office:value="0" calcext:value-type="float">
            <text:p>0</text:p>
          </table:table-cell>
          <table:table-cell table:formula="of:=['2 x 2 Mapping'.F2]" office:value-type="float" office:value="0" calcext:value-type="float">
            <text:p>0</text:p>
          </table:table-cell>
          <table:table-cell table:formula="of:=['2 x 2 Mapping'.G2]" office:value-type="float" office:value="0" calcext:value-type="float">
            <text:p>0</text:p>
          </table:table-cell>
          <table:table-cell table:formula="of:=['2 x 2 Mapping'.H2]" office:value-type="float" office:value="3.14159265358979" calcext:value-type="float">
            <text:p>3.14159265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'2 x 2 Mapping'.A3]" office:value-type="float" office:value="1" calcext:value-type="float">
            <text:p>1</text:p>
          </table:table-cell>
          <table:table-cell table:formula="of:=['2 x 2 Mapping'.B3]" office:value-type="float" office:value="0" calcext:value-type="float">
            <text:p>0</text:p>
          </table:table-cell>
          <table:table-cell table:formula="of:=['2 x 2 Mapping'.C3]" office:value-type="float" office:value="0.3" calcext:value-type="float">
            <text:p>0.3</text:p>
          </table:table-cell>
          <table:table-cell table:formula="of:=['2 x 2 Mapping'.D3]" office:value-type="float" office:value="-0.3" calcext:value-type="float">
            <text:p>-0.3</text:p>
          </table:table-cell>
          <table:table-cell table:formula="of:=['2 x 2 Mapping'.E3]" office:value-type="float" office:value="0" calcext:value-type="float">
            <text:p>0</text:p>
          </table:table-cell>
          <table:table-cell table:formula="of:=['2 x 2 Mapping'.F3]" office:value-type="float" office:value="0" calcext:value-type="float">
            <text:p>0</text:p>
          </table:table-cell>
          <table:table-cell table:formula="of:=['2 x 2 Mapping'.G3]" office:value-type="float" office:value="0" calcext:value-type="float">
            <text:p>0</text:p>
          </table:table-cell>
          <table:table-cell table:formula="of:=['2 x 2 Mapping'.H3]" office:value-type="float" office:value="1.5707963267949" calcext:value-type="float">
            <text:p>1.57079632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'2 x 2 Mapping'.A4]" office:value-type="float" office:value="0" calcext:value-type="float">
            <text:p>0</text:p>
          </table:table-cell>
          <table:table-cell table:formula="of:=['2 x 2 Mapping'.B4]" office:value-type="float" office:value="1" calcext:value-type="float">
            <text:p>1</text:p>
          </table:table-cell>
          <table:table-cell table:formula="of:=['2 x 2 Mapping'.C4]" office:value-type="float" office:value="-0.3" calcext:value-type="float">
            <text:p>-0.3</text:p>
          </table:table-cell>
          <table:table-cell table:formula="of:=['2 x 2 Mapping'.D4]" office:value-type="float" office:value="0.3" calcext:value-type="float">
            <text:p>0.3</text:p>
          </table:table-cell>
          <table:table-cell table:formula="of:=['2 x 2 Mapping'.E4]" office:value-type="float" office:value="0" calcext:value-type="float">
            <text:p>0</text:p>
          </table:table-cell>
          <table:table-cell table:formula="of:=['2 x 2 Mapping'.F4]" office:value-type="float" office:value="0" calcext:value-type="float">
            <text:p>0</text:p>
          </table:table-cell>
          <table:table-cell table:formula="of:=['2 x 2 Mapping'.G4]" office:value-type="float" office:value="0" calcext:value-type="float">
            <text:p>0</text:p>
          </table:table-cell>
          <table:table-cell table:formula="of:=['2 x 2 Mapping'.H4]" office:value-type="float" office:value="-1.5707963267949" calcext:value-type="float">
            <text:p>-1.57079632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'2 x 2 Mapping'.A5]" office:value-type="float" office:value="1" calcext:value-type="float">
            <text:p>1</text:p>
          </table:table-cell>
          <table:table-cell table:formula="of:=['2 x 2 Mapping'.B5]" office:value-type="float" office:value="1" calcext:value-type="float">
            <text:p>1</text:p>
          </table:table-cell>
          <table:table-cell table:formula="of:=['2 x 2 Mapping'.C5]" office:value-type="float" office:value="0.3" calcext:value-type="float">
            <text:p>0.3</text:p>
          </table:table-cell>
          <table:table-cell table:formula="of:=['2 x 2 Mapping'.D5]" office:value-type="float" office:value="0.3" calcext:value-type="float">
            <text:p>0.3</text:p>
          </table:table-cell>
          <table:table-cell table:formula="of:=['2 x 2 Mapping'.E5]" office:value-type="float" office:value="0" calcext:value-type="float">
            <text:p>0</text:p>
          </table:table-cell>
          <table:table-cell table:formula="of:=['2 x 2 Mapping'.F5]" office:value-type="float" office:value="0" calcext:value-type="float">
            <text:p>0</text:p>
          </table:table-cell>
          <table:table-cell table:formula="of:=['2 x 2 Mapping'.G5]" office:value-type="float" office:value="0" calcext:value-type="float">
            <text:p>0</text:p>
          </table:table-cell>
          <table:table-cell table:formula="of:=['2 x 2 Mapping'.H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table:formula="of:=['4 x 4 Mapping'.A2]" office:value-type="float" office:value="1" calcext:value-type="float">
            <text:p>1</text:p>
          </table:table-cell>
          <table:table-cell table:style-name="ce9" table:formula="of:=['4 x 4 Mapping'.B2]" office:value-type="float" office:value="0" calcext:value-type="float">
            <text:p>0</text:p>
          </table:table-cell>
          <table:table-cell table:style-name="ce9" table:formula="of:=['4 x 4 Mapping'.C2]" office:value-type="float" office:value="-22.6036363636375" calcext:value-type="float">
            <text:p>-22.6036363636</text:p>
          </table:table-cell>
          <table:table-cell table:style-name="ce9" table:formula="of:=['4 x 4 Mapping'.D2]" office:value-type="float" office:value="-22.6036363636375" calcext:value-type="float">
            <text:p>-22.6036363636</text:p>
          </table:table-cell>
          <table:table-cell table:style-name="ce9" table:formula="of:=['4 x 4 Mapping'.E2]" office:value-type="float" office:value="0" calcext:value-type="float">
            <text:p>0</text:p>
          </table:table-cell>
          <table:table-cell table:style-name="ce9" table:formula="of:=['4 x 4 Mapping'.F2]" office:value-type="float" office:value="-0.0209285289987359" calcext:value-type="float">
            <text:p>-0.020928529</text:p>
          </table:table-cell>
          <table:table-cell table:style-name="ce9" table:formula="of:=['4 x 4 Mapping'.G2]" office:value-type="float" office:value="0.0209285289987359" calcext:value-type="float">
            <text:p>0.020928529</text:p>
          </table:table-cell>
          <table:table-cell table:style-name="ce9" table:formula="of:=['4 x 4 Mapping'.H2]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9" table:formula="of:=['4 x 4 Mapping'.A3]" office:value-type="float" office:value="0" calcext:value-type="float">
            <text:p>0</text:p>
          </table:table-cell>
          <table:table-cell table:style-name="ce9" table:formula="of:=['4 x 4 Mapping'.B3]" office:value-type="float" office:value="0" calcext:value-type="float">
            <text:p>0</text:p>
          </table:table-cell>
          <table:table-cell table:style-name="ce9" table:formula="of:=['4 x 4 Mapping'.C3]" office:value-type="float" office:value="22.6036363636375" calcext:value-type="float">
            <text:p>22.6036363636</text:p>
          </table:table-cell>
          <table:table-cell table:style-name="ce9" table:formula="of:=['4 x 4 Mapping'.D3]" office:value-type="float" office:value="-22.6036363636375" calcext:value-type="float">
            <text:p>-22.6036363636</text:p>
          </table:table-cell>
          <table:table-cell table:style-name="ce9" table:formula="of:=['4 x 4 Mapping'.E3]" office:value-type="float" office:value="0" calcext:value-type="float">
            <text:p>0</text:p>
          </table:table-cell>
          <table:table-cell table:style-name="ce9" table:formula="of:=['4 x 4 Mapping'.F3]" office:value-type="float" office:value="-0.0209285289987359" calcext:value-type="float">
            <text:p>-0.020928529</text:p>
          </table:table-cell>
          <table:table-cell table:style-name="ce9" table:formula="of:=['4 x 4 Mapping'.G3]" office:value-type="float" office:value="-0.0209285289987359" calcext:value-type="float">
            <text:p>-0.020928529</text:p>
          </table:table-cell>
          <table:table-cell table:style-name="ce9" table:formula="of:=['4 x 4 Mapping'.H3]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9" table:formula="of:=['4 x 4 Mapping'.A4]" office:value-type="float" office:value="1" calcext:value-type="float">
            <text:p>1</text:p>
          </table:table-cell>
          <table:table-cell table:style-name="ce9" table:formula="of:=['4 x 4 Mapping'.B4]" office:value-type="float" office:value="1" calcext:value-type="float">
            <text:p>1</text:p>
          </table:table-cell>
          <table:table-cell table:style-name="ce9" table:formula="of:=['4 x 4 Mapping'.C4]" office:value-type="float" office:value="-22.6036363636375" calcext:value-type="float">
            <text:p>-22.6036363636</text:p>
          </table:table-cell>
          <table:table-cell table:style-name="ce9" table:formula="of:=['4 x 4 Mapping'.D4]" office:value-type="float" office:value="22.6036363636375" calcext:value-type="float">
            <text:p>22.6036363636</text:p>
          </table:table-cell>
          <table:table-cell table:style-name="ce9" table:formula="of:=['4 x 4 Mapping'.E4]" office:value-type="float" office:value="0" calcext:value-type="float">
            <text:p>0</text:p>
          </table:table-cell>
          <table:table-cell table:style-name="ce9" table:formula="of:=['4 x 4 Mapping'.F4]" office:value-type="float" office:value="0.0209285289987359" calcext:value-type="float">
            <text:p>0.020928529</text:p>
          </table:table-cell>
          <table:table-cell table:style-name="ce9" table:formula="of:=['4 x 4 Mapping'.G4]" office:value-type="float" office:value="0.0209285289987359" calcext:value-type="float">
            <text:p>0.020928529</text:p>
          </table:table-cell>
          <table:table-cell table:style-name="ce9" table:formula="of:=['4 x 4 Mapping'.H4]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9" table:formula="of:=['4 x 4 Mapping'.A5]" office:value-type="float" office:value="0" calcext:value-type="float">
            <text:p>0</text:p>
          </table:table-cell>
          <table:table-cell table:style-name="ce9" table:formula="of:=['4 x 4 Mapping'.B5]" office:value-type="float" office:value="1" calcext:value-type="float">
            <text:p>1</text:p>
          </table:table-cell>
          <table:table-cell table:style-name="ce9" table:formula="of:=['4 x 4 Mapping'.C5]" office:value-type="float" office:value="22.6036363636375" calcext:value-type="float">
            <text:p>22.6036363636</text:p>
          </table:table-cell>
          <table:table-cell table:style-name="ce9" table:formula="of:=['4 x 4 Mapping'.D5]" office:value-type="float" office:value="22.6036363636375" calcext:value-type="float">
            <text:p>22.6036363636</text:p>
          </table:table-cell>
          <table:table-cell table:style-name="ce9" table:formula="of:=['4 x 4 Mapping'.E5]" office:value-type="float" office:value="0" calcext:value-type="float">
            <text:p>0</text:p>
          </table:table-cell>
          <table:table-cell table:style-name="ce9" table:formula="of:=['4 x 4 Mapping'.F5]" office:value-type="float" office:value="0.0209285289987359" calcext:value-type="float">
            <text:p>0.020928529</text:p>
          </table:table-cell>
          <table:table-cell table:style-name="ce9" table:formula="of:=['4 x 4 Mapping'.G5]" office:value-type="float" office:value="-0.0209285289987359" calcext:value-type="float">
            <text:p>-0.020928529</text:p>
          </table:table-cell>
          <table:table-cell table:style-name="ce9" table:formula="of:=['4 x 4 Mapping'.H5]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0" table:number-columns-repeated="9"/>
          <table:table-cell/>
        </table:table-row>
      </table:table>
      <table:table table:name="Carbon Fiber (2.4x2.4)" table:style-name="ta1"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50.19" calcext:value-type="float">
            <text:p>50.19</text:p>
          </table:table-cell>
          <table:table-cell office:value-type="float" office:value="59.3154545455" calcext:value-type="float">
            <text:p>59.3154545455</text:p>
          </table:table-cell>
          <table:table-cell table:number-columns-repeated="3"/>
          <table:table-cell table:formula="of:= 2 * 0.0126734881" office:value-type="float" office:value="0.0253469762" calcext:value-type="float">
            <text:p>0.0253469762</text:p>
          </table:table-cell>
          <table:table-cell table:style-name="ce2" table:formula="of:=50.19*2" office:value-type="float" office:value="100.38" calcext:value-type="float">
            <text:p>100.38</text:p>
          </table:table-cell>
        </table:table-row>
        <table:table-row table:style-name="ro1">
          <table:table-cell table:number-columns-repeated="5"/>
          <table:table-cell table:formula="of:=[.G2]*SIN([.F2])" office:value-type="float" office:value="2.54405703748664" calcext:value-type="float">
            <text:p>2.544057037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 2 * 0.0126734881" office:value-type="float" office:value="0.0253469762" calcext:value-type="float">
            <text:p>0.0253469762</text:p>
          </table:table-cell>
          <table:table-cell table:style-name="ce2" table:formula="of:=59.3154545455*2" office:value-type="float" office:value="118.630909091" calcext:value-type="float">
            <text:p>118.630909091</text:p>
          </table:table-cell>
        </table:table-row>
        <table:table-row table:style-name="ro2">
          <table:table-cell table:style-name="ce11" table:formula="of:=[.F3]" office:value-type="float" office:value="2.54405703748664" calcext:value-type="float">
            <text:p>2.5440570375</text:p>
          </table:table-cell>
          <table:table-cell table:number-columns-repeated="4"/>
          <table:table-cell table:formula="of:=[.G5]*SIN([.F5])" office:value-type="float" office:value="3.00661286248652" calcext:value-type="float">
            <text:p>3.0066128625</text:p>
          </table:table-cell>
          <table:table-cell/>
        </table:table-row>
        <table:table-row table:style-name="ro2">
          <table:table-cell table:style-name="ce11" table:formula="of:=0.0506969697 * [.A6]" office:value-type="float" office:value="0.128975982544532" calcext:value-type="float">
            <text:p>0.1289759825</text:p>
          </table:table-cell>
          <table:table-cell table:number-columns-repeated="6"/>
        </table:table-row>
        <table:table-row table:style-name="ro3">
          <table:table-cell table:style-name="ce12"/>
          <table:table-cell table:number-columns-repeated="6"/>
        </table:table-row>
        <table:table-row table:style-name="ro2">
          <table:table-cell table:style-name="ce11" table:formula="of:=[.F6]" office:value-type="float" office:value="3.00661286248652" calcext:value-type="float">
            <text:p>3.0066128625</text:p>
          </table:table-cell>
          <table:table-cell table:number-columns-repeated="6"/>
        </table:table-row>
        <table:table-row table:style-name="ro2">
          <table:table-cell table:style-name="ce11" table:formula="of:=0.0506969697 * [.A9]" office:value-type="float" office:value="0.152426161189109" calcext:value-type="float">
            <text:p>0.15242616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style-name="ce11" table:formula="of:=0.0506969697 * [.A12]" office:value-type="float" office:value="0.1520909091" calcext:value-type="float">
            <text:p>0.1520909091</text:p>
          </table:table-cell>
          <table:table-cell table:number-columns-repeated="6"/>
        </table:table-row>
      </table:table>
      <table:table table:name="Carbon Fiber (2x2)" table:style-name="ta1"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41.44" calcext:value-type="float">
            <text:p>41.44</text:p>
          </table:table-cell>
          <table:table-cell office:value-type="float" office:value="48.97454545455" calcext:value-type="float">
            <text:p>48.9745454546</text:p>
          </table:table-cell>
          <table:table-cell table:number-columns-repeated="3"/>
          <table:table-cell table:formula="of:= 2 * 0.0126734881" office:value-type="float" office:value="0.0253469762" calcext:value-type="float">
            <text:p>0.0253469762</text:p>
          </table:table-cell>
          <table:table-cell table:style-name="ce2" table:formula="of:=[.A2]*2" office:value-type="float" office:value="82.88" calcext:value-type="float">
            <text:p>82.88</text:p>
          </table:table-cell>
        </table:table-row>
        <table:table-row table:style-name="ro1">
          <table:table-cell table:number-columns-repeated="5"/>
          <table:table-cell table:formula="of:=[.G2]*SIN([.F2])" office:value-type="float" office:value="2.10053244936136" calcext:value-type="float">
            <text:p>2.100532449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2*['4 x 4 Mapping'.K28]" office:value-type="float" office:value="0.0209285289987359" calcext:value-type="float">
            <text:p>0.020928529</text:p>
          </table:table-cell>
          <table:table-cell table:style-name="ce2" table:formula="of:=[.B2]*2" office:value-type="float" office:value="97.9490909091" calcext:value-type="float">
            <text:p>97.9490909091</text:p>
          </table:table-cell>
        </table:table-row>
        <table:table-row table:style-name="ro2">
          <table:table-cell table:style-name="ce11" table:formula="of:=[.F3]" office:value-type="float" office:value="2.10053244936136" calcext:value-type="float">
            <text:p>2.1005324494</text:p>
          </table:table-cell>
          <table:table-cell table:number-columns-repeated="4"/>
          <table:table-cell table:formula="of:=[.G5]*SIN([.F5])" office:value-type="float" office:value="2.04978074671336" calcext:value-type="float">
            <text:p>2.0497807467</text:p>
          </table:table-cell>
          <table:table-cell/>
        </table:table-row>
        <table:table-row table:style-name="ro2">
          <table:table-cell table:style-name="ce11" table:formula="of:=0.0506969697 * [.A6]" office:value-type="float" office:value="0.106490629939139" calcext:value-type="float">
            <text:p>0.1064906299</text:p>
          </table:table-cell>
          <table:table-cell table:number-columns-repeated="6"/>
        </table:table-row>
        <table:table-row table:style-name="ro3">
          <table:table-cell table:style-name="ce12"/>
          <table:table-cell table:number-columns-repeated="6"/>
        </table:table-row>
        <table:table-row table:style-name="ro2">
          <table:table-cell table:style-name="ce11" table:formula="of:=[.F6]" office:value-type="float" office:value="2.04978074671336" calcext:value-type="float">
            <text:p>2.0497807467</text:p>
          </table:table-cell>
          <table:table-cell table:number-columns-repeated="6"/>
        </table:table-row>
        <table:table-row table:style-name="ro2">
          <table:table-cell table:style-name="ce11" table:formula="of:=0.0506969697 * [.A9]" office:value-type="float" office:value="0.103917672407771" calcext:value-type="float">
            <text:p>0.10391767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11"/>
          <table:table-cell table:number-columns-repeated="6"/>
        </table:table-row>
        <table:table-row table:style-name="ro2">
          <table:table-cell table:style-name="ce11"/>
          <table:table-cell table:number-columns-repeated="6"/>
        </table:table-row>
      </table:table>
      <table:table table:name="Partial 4x4's" table:style-name="ta1">
        <table:table-column table:style-name="co1" table:number-columns-repeated="2" table:default-cell-style-name="ce13"/>
        <table:table-column table:style-name="co1" table:number-columns-repeated="5" table:default-cell-style-name="ce15"/>
        <table:table-column table:style-name="co1" table:default-cell-style-name="ce17"/>
        <table:table-column table:style-name="co1" table:default-cell-style-name="ce15"/>
        <table:table-column table:style-name="co1" table:number-columns-repeated="3" table:default-cell-style-name="Default"/>
        <table:table-column table:style-name="co1" table:default-cell-style-name="ce19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28"/>
        <table:table-row table:style-name="ro4"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ot_x</text:p>
          </table:table-cell>
          <table:table-cell office:value-type="string" calcext:value-type="string">
            <text:p>rot_y</text:p>
          </table:table-cell>
          <table:table-cell office:value-type="string" calcext:value-type="string">
            <text:p>rot_z</text:p>
          </table:table-cell>
          <table:table-cell office:value-type="string" calcext:value-type="string">
            <text:p>Ident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office:value-type="float" office:value="45.370340345927" calcext:value-type="float">
            <text:p>45.3703403459</text:p>
          </table:table-cell>
          <table:table-cell office:value-type="float" office:value="45.3011517947653" calcext:value-type="float">
            <text:p>45.3011517948</text:p>
          </table:table-cell>
          <table:table-cell office:value-type="float" office:value="-1083.30727106546" calcext:value-type="float">
            <text:p>-1083.3072710655</text:p>
          </table:table-cell>
          <table:table-cell office:value-type="float" office:value="-0.0418341641431995" calcext:value-type="float">
            <text:p>-0.0418341641</text:p>
          </table:table-cell>
          <table:table-cell office:value-type="float" office:value="0.0418341641431995" calcext:value-type="float">
            <text:p>0.041834164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ce18"/>
          <table:table-cell table:style-name="ce21" office:value-type="string" calcext:value-type="string">
            <text:p>Key</text:p>
          </table:table-cell>
          <table:table-cell table:style-name="ce21" table:number-columns-repeated="2"/>
          <table:table-cell table:style-name="ce27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30.56988604926" calcext:value-type="float">
            <text:p>730.5698860493</text:p>
          </table:table-cell>
          <table:table-cell office:value-type="float" office:value="45.3011517947653" calcext:value-type="float">
            <text:p>45.3011517948</text:p>
          </table:table-cell>
          <table:table-cell office:value-type="float" office:value="-1088.52412450501" calcext:value-type="float">
            <text:p>-1088.524124505</text:p>
          </table:table-cell>
          <table:table-cell office:value-type="float" office:value="-0.627512462147993" calcext:value-type="float">
            <text:p>-0.6275124621</text:p>
          </table:table-cell>
          <table:table-cell office:value-type="float" office:value="0.0418341641431995" calcext:value-type="float">
            <text:p>0.041834164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ce22" table:number-columns-repeated="2"/>
          <table:table-cell table:style-name="ce25" office:value-type="float" office:value="12" calcext:value-type="float" table:number-columns-spanned="1" table:number-rows-spanned="2">
            <text:p>12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32.228514471941" calcext:value-type="float">
            <text:p>732.2285144719</text:p>
          </table:table-cell>
          <table:table-cell office:value-type="float" office:value="136.524298108341" calcext:value-type="float">
            <text:p>136.5242981083</text:p>
          </table:table-cell>
          <table:table-cell office:value-type="float" office:value="-1090.81090473494" calcext:value-type="float">
            <text:p>-1090.8109047349</text:p>
          </table:table-cell>
          <table:table-cell office:value-type="float" office:value="-0.627512462147993" calcext:value-type="float">
            <text:p>-0.6275124621</text:p>
          </table:table-cell>
          <table:table-cell office:value-type="float" office:value="0.125502492429599" calcext:value-type="float">
            <text:p>0.125502492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ce23"/>
          <table:table-cell table:style-name="ce22"/>
          <table:covered-table-cell table:style-name="ce26"/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5.297345781221" calcext:value-type="float">
            <text:p>625.2973457812</text:p>
          </table:table-cell>
          <table:table-cell office:value-type="float" office:value="228.957620224403" calcext:value-type="float">
            <text:p>228.9576202244</text:p>
          </table:table-cell>
          <table:table-cell office:value-type="float" office:value="-1094.14243120327" calcext:value-type="float">
            <text:p>-1094.1424312033</text:p>
          </table:table-cell>
          <table:table-cell office:value-type="float" office:value="-0.543844133861594" calcext:value-type="float">
            <text:p>-0.5438441339</text:p>
          </table:table-cell>
          <table:table-cell office:value-type="float" office:value="0.209170820715998" calcext:value-type="float">
            <text:p>0.20917082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26.06718234784" calcext:value-type="float">
            <text:p>626.0671823478</text:p>
          </table:table-cell>
          <table:table-cell office:value-type="float" office:value="323.096202861556" calcext:value-type="float">
            <text:p>323.0962028616</text:p>
          </table:table-cell>
          <table:table-cell office:value-type="float" office:value="-1095.4155888699" calcext:value-type="float">
            <text:p>-1095.4155888699</text:p>
          </table:table-cell>
          <table:table-cell office:value-type="float" office:value="-0.543844133861594" calcext:value-type="float">
            <text:p>-0.5438441339</text:p>
          </table:table-cell>
          <table:table-cell office:value-type="float" office:value="0.292839149002397" calcext:value-type="float">
            <text:p>0.29283914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ce22" table:number-columns-repeated="2"/>
          <table:table-cell table:style-name="ce25" office:value-type="float" office:value="22" calcext:value-type="float" table:number-columns-spanned="1" table:number-rows-spanned="2">
            <text:p>22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22.78999444785" calcext:value-type="float">
            <text:p>522.7899944479</text:p>
          </table:table-cell>
          <table:table-cell office:value-type="float" office:value="419.499543966364" calcext:value-type="float">
            <text:p>419.4995439664</text:p>
          </table:table-cell>
          <table:table-cell office:value-type="float" office:value="-1097.0445871088" calcext:value-type="float">
            <text:p>-1097.0445871088</text:p>
          </table:table-cell>
          <table:table-cell office:value-type="float" office:value="-0.460175805575195" calcext:value-type="float">
            <text:p>-0.4601758056</text:p>
          </table:table-cell>
          <table:table-cell office:value-type="float" office:value="0.376507477288796" calcext:value-type="float">
            <text:p>0.376507477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style-name="ce23" table:number-columns-repeated="2"/>
          <table:covered-table-cell table:style-name="ce26"/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22.82385261354" calcext:value-type="float">
            <text:p>422.8238526135</text:p>
          </table:table-cell>
          <table:table-cell office:value-type="float" office:value="518.823090810888" calcext:value-type="float">
            <text:p>518.8230908109</text:p>
          </table:table-cell>
          <table:table-cell office:value-type="float" office:value="-1097.34046640187" calcext:value-type="float">
            <text:p>-1097.3404664019</text:p>
          </table:table-cell>
          <table:table-cell office:value-type="float" office:value="-0.376507477288796" calcext:value-type="float">
            <text:p>-0.3765074773</text:p>
          </table:table-cell>
          <table:table-cell office:value-type="float" office:value="0.460175805575195" calcext:value-type="float">
            <text:p>0.460175805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4">
          <table:table-cell table:number-columns-repeated="2" office:value-type="float" office:value="5" calcext:value-type="float">
            <text:p>5</text:p>
          </table:table-cell>
          <table:table-cell office:value-type="float" office:value="522.838443680841" calcext:value-type="float">
            <text:p>522.8384436808</text:p>
          </table:table-cell>
          <table:table-cell office:value-type="float" office:value="518.823090810888" calcext:value-type="float">
            <text:p>518.8230908109</text:p>
          </table:table-cell>
          <table:table-cell office:value-type="float" office:value="-1097.14233248989" calcext:value-type="float">
            <text:p>-1097.1423324899</text:p>
          </table:table-cell>
          <table:table-cell office:value-type="float" office:value="-0.460175805575195" calcext:value-type="float">
            <text:p>-0.4601758056</text:p>
          </table:table-cell>
          <table:table-cell office:value-type="float" office:value="0.460175805575195" calcext:value-type="float">
            <text:p>0.460175805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ce23"/>
          <table:table-cell table:style-name="ce22"/>
          <table:table-cell table:style-name="ce25" office:value-type="float" office:value="32" calcext:value-type="float" table:number-columns-spanned="1" table:number-rows-spanned="2">
            <text:p>32</text:p>
          </table:table-cell>
          <table:table-cell/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230.713832560527" calcext:value-type="float">
            <text:p>230.7138325605</text:p>
          </table:table-cell>
          <table:table-cell table:style-name="ce16" office:value-type="float" office:value="621.859919092748" calcext:value-type="float">
            <text:p>621.8599190927</text:p>
          </table:table-cell>
          <table:table-cell table:style-name="ce16" office:value-type="float" office:value="-1094.91653701173" calcext:value-type="float">
            <text:p>-1094.9165370117</text:p>
          </table:table-cell>
          <table:table-cell table:style-name="ce16" office:value-type="float" office:value="-0.209170820715998" calcext:value-type="float">
            <text:p>-0.2091708207</text:p>
          </table:table-cell>
          <table:table-cell table:style-name="ce16" office:value-type="float" office:value="0.543844133861594" calcext:value-type="float">
            <text:p>0.543844133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style-name="ce23" table:number-columns-repeated="2"/>
          <table:covered-table-cell table:style-name="ce26"/>
          <table:table-cell/>
        </table:table-row>
        <table:table-row table:style-name="ro4"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325.537674142162" calcext:value-type="float">
            <text:p>325.5376741422</text:p>
          </table:table-cell>
          <table:table-cell table:style-name="ce16" office:value-type="float" office:value="621.859919092748" calcext:value-type="float">
            <text:p>621.8599190927</text:p>
          </table:table-cell>
          <table:table-cell table:style-name="ce16" office:value-type="float" office:value="-1096.22863797459" calcext:value-type="float">
            <text:p>-1096.2286379746</text:p>
          </table:table-cell>
          <table:table-cell table:style-name="ce16" office:value-type="float" office:value="-0.292839149002397" calcext:value-type="float">
            <text:p>-0.292839149</text:p>
          </table:table-cell>
          <table:table-cell table:style-name="ce16" office:value-type="float" office:value="0.543844133861594" calcext:value-type="float">
            <text:p>0.543844133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20"/>
          <table:table-cell table:style-name="ce24" table:number-columns-repeated="3"/>
          <table:table-cell table:style-name="ce29"/>
        </table:table-row>
        <table:table-row table:style-name="ro4"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45.6016399368582" calcext:value-type="float">
            <text:p>45.6016399369</text:p>
          </table:table-cell>
          <table:table-cell table:style-name="ce16" office:value-type="float" office:value="729.598557242155" calcext:value-type="float">
            <text:p>729.5985572422</text:p>
          </table:table-cell>
          <table:table-cell table:style-name="ce16" office:value-type="float" office:value="-1088.83300936233" calcext:value-type="float">
            <text:p>-1088.8330093623</text:p>
          </table:table-cell>
          <table:table-cell table:style-name="ce16" office:value-type="float" office:value="-0.0418341641431995" calcext:value-type="float">
            <text:p>-0.0418341641</text:p>
          </table:table-cell>
          <table:table-cell table:style-name="ce16" office:value-type="float" office:value="0.627512462147993" calcext:value-type="float">
            <text:p>0.62751246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137.423660227531" calcext:value-type="float">
            <text:p>137.4236602275</text:p>
          </table:table-cell>
          <table:table-cell table:style-name="ce16" office:value-type="float" office:value="729.598557242155" calcext:value-type="float">
            <text:p>729.5985572422</text:p>
          </table:table-cell>
          <table:table-cell table:style-name="ce16" office:value-type="float" office:value="-1091.6077476392" calcext:value-type="float">
            <text:p>-1091.6077476392</text:p>
          </table:table-cell>
          <table:table-cell table:style-name="ce16" office:value-type="float" office:value="-0.125502492429599" calcext:value-type="float">
            <text:p>-0.1255024924</text:p>
          </table:table-cell>
          <table:table-cell table:style-name="ce16" office:value-type="float" office:value="0.627512462147993" calcext:value-type="float">
            <text:p>0.62751246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</table:table-row>
      </table:table>
      <table:table table:name="4x4 Mapping File full" table:style-name="ta1">
        <table:table-column table:style-name="co1" table:number-columns-repeated="2" table:default-cell-style-name="ce14"/>
        <table:table-column table:style-name="co1" table:number-columns-repeated="5" table:default-cell-style-name="ce16"/>
        <table:table-column table:style-name="co1" table:number-columns-repeated="2" table:default-cell-style-name="Default"/>
        <table:table-row table:style-name="ro4">
          <table:table-cell table:style-name="ce30" office:value-type="string" calcext:value-type="string">
            <text:p>j_real</text:p>
          </table:table-cell>
          <table:table-cell table:style-name="ce30" office:value-type="string" calcext:value-type="string">
            <text:p>k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y</text:p>
          </table:table-cell>
          <table:table-cell table:style-name="ce31" office:value-type="string" calcext:value-type="string">
            <text:p>z</text:p>
          </table:table-cell>
          <table:table-cell table:style-name="ce31" office:value-type="string" calcext:value-type="string">
            <text:p>rot_x</text:p>
          </table:table-cell>
          <table:table-cell table:style-name="ce31" office:value-type="string" calcext:value-type="string">
            <text:p>rot_y</text:p>
          </table:table-cell>
          <table:table-cell office:value-type="string" calcext:value-type="string">
            <text:p>rot_z</text:p>
          </table:table-cell>
          <table:table-cell office:value-type="string" calcext:value-type="string">
            <text:p>Ident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6.731379697528" calcext:value-type="float">
            <text:p>136.7313796975</text:p>
          </table:table-cell>
          <table:table-cell office:value-type="float" office:value="45.3011517947653" calcext:value-type="float">
            <text:p>45.3011517948</text:p>
          </table:table-cell>
          <table:table-cell office:value-type="float" office:value="-1086.12066910013" calcext:value-type="float">
            <text:p>-1086.1206691001</text:p>
          </table:table-cell>
          <table:table-cell office:value-type="float" office:value="-0.125502492429599" calcext:value-type="float">
            <text:p>-0.1255024924</text:p>
          </table:table-cell>
          <table:table-cell office:value-type="float" office:value="0.0418341641431995" calcext:value-type="float">
            <text:p>0.041834164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9.301146045383" calcext:value-type="float">
            <text:p>229.3011460454</text:p>
          </table:table-cell>
          <table:table-cell office:value-type="float" office:value="45.3011517947653" calcext:value-type="float">
            <text:p>45.3011517948</text:p>
          </table:table-cell>
          <table:table-cell office:value-type="float" office:value="-1088.26157748973" calcext:value-type="float">
            <text:p>-1088.2615774897</text:p>
          </table:table-cell>
          <table:table-cell office:value-type="float" office:value="-0.209170820715998" calcext:value-type="float">
            <text:p>-0.2091708207</text:p>
          </table:table-cell>
          <table:table-cell office:value-type="float" office:value="0.0418341641431995" calcext:value-type="float">
            <text:p>0.041834164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23.573769502456" calcext:value-type="float">
            <text:p>323.5737695025</text:p>
          </table:table-cell>
          <table:table-cell office:value-type="float" office:value="45.3011517947653" calcext:value-type="float">
            <text:p>45.3011517948</text:p>
          </table:table-cell>
          <table:table-cell office:value-type="float" office:value="-1089.71501778336" calcext:value-type="float">
            <text:p>-1089.7150177834</text:p>
          </table:table-cell>
          <table:table-cell office:value-type="float" office:value="-0.292839149002397" calcext:value-type="float">
            <text:p>-0.292839149</text:p>
          </table:table-cell>
          <table:table-cell office:value-type="float" office:value="0.0418341641431995" calcext:value-type="float">
            <text:p>0.041834164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20.107810224674" calcext:value-type="float">
            <text:p>420.1078102247</text:p>
          </table:table-cell>
          <table:table-cell office:value-type="float" office:value="45.3011517947653" calcext:value-type="float">
            <text:p>45.3011517948</text:p>
          </table:table-cell>
          <table:table-cell office:value-type="float" office:value="-1090.47082126751" calcext:value-type="float">
            <text:p>-1090.4708212675</text:p>
          </table:table-cell>
          <table:table-cell office:value-type="float" office:value="-0.376507477288796" calcext:value-type="float">
            <text:p>-0.3765074773</text:p>
          </table:table-cell>
          <table:table-cell office:value-type="float" office:value="0.0418341641431995" calcext:value-type="float">
            <text:p>0.041834164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19.557801069538" calcext:value-type="float">
            <text:p>519.5578010695</text:p>
          </table:table-cell>
          <table:table-cell office:value-type="float" office:value="45.3011517947653" calcext:value-type="float">
            <text:p>45.3011517948</text:p>
          </table:table-cell>
          <table:table-cell office:value-type="float" office:value="-1090.52370010948" calcext:value-type="float">
            <text:p>-1090.5237001095</text:p>
          </table:table-cell>
          <table:table-cell office:value-type="float" office:value="-0.460175805575195" calcext:value-type="float">
            <text:p>-0.4601758056</text:p>
          </table:table-cell>
          <table:table-cell office:value-type="float" office:value="0.0418341641431995" calcext:value-type="float">
            <text:p>0.041834164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22.71593309371" calcext:value-type="float">
            <text:p>622.7159330937</text:p>
          </table:table-cell>
          <table:table-cell office:value-type="float" office:value="45.3011517947653" calcext:value-type="float">
            <text:p>45.3011517948</text:p>
          </table:table-cell>
          <table:table-cell office:value-type="float" office:value="-1089.87328435269" calcext:value-type="float">
            <text:p>-1089.8732843527</text:p>
          </table:table-cell>
          <table:table-cell office:value-type="float" office:value="-0.543844133861594" calcext:value-type="float">
            <text:p>-0.5438441339</text:p>
          </table:table-cell>
          <table:table-cell office:value-type="float" office:value="0.0418341641431995" calcext:value-type="float">
            <text:p>0.041834164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5.4884858149394" calcext:value-type="float">
            <text:p>45.4884858149</text:p>
          </table:table-cell>
          <table:table-cell office:value-type="float" office:value="136.524298108341" calcext:value-type="float">
            <text:p>136.5242981083</text:p>
          </table:table-cell>
          <table:table-cell office:value-type="float" office:value="-1086.12976175857" calcext:value-type="float">
            <text:p>-1086.1297617586</text:p>
          </table:table-cell>
          <table:table-cell office:value-type="float" office:value="-0.0418341641431995" calcext:value-type="float">
            <text:p>-0.0418341641</text:p>
          </table:table-cell>
          <table:table-cell office:value-type="float" office:value="0.125502492429599" calcext:value-type="float">
            <text:p>0.12550249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7.084989522673" calcext:value-type="float">
            <text:p>137.0849895227</text:p>
          </table:table-cell>
          <table:table-cell office:value-type="float" office:value="136.524298108341" calcext:value-type="float">
            <text:p>136.5242981083</text:p>
          </table:table-cell>
          <table:table-cell office:value-type="float" office:value="-1088.92341278375" calcext:value-type="float">
            <text:p>-1088.9234127838</text:p>
          </table:table-cell>
          <table:table-cell office:value-type="float" office:value="-0.125502492429599" calcext:value-type="float">
            <text:p>-0.1255024924</text:p>
          </table:table-cell>
          <table:table-cell office:value-type="float" office:value="0.125502492429599" calcext:value-type="float">
            <text:p>0.12550249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9.887746264006" calcext:value-type="float">
            <text:p>229.887746264</text:p>
          </table:table-cell>
          <table:table-cell office:value-type="float" office:value="136.524298108341" calcext:value-type="float">
            <text:p>136.5242981083</text:p>
          </table:table-cell>
          <table:table-cell office:value-type="float" office:value="-1091.02496531051" calcext:value-type="float">
            <text:p>-1091.0249653105</text:p>
          </table:table-cell>
          <table:table-cell office:value-type="float" office:value="-0.209170820715998" calcext:value-type="float">
            <text:p>-0.2091708207</text:p>
          </table:table-cell>
          <table:table-cell office:value-type="float" office:value="0.125502492429599" calcext:value-type="float">
            <text:p>0.12550249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24.389256079737" calcext:value-type="float">
            <text:p>324.3892560797</text:p>
          </table:table-cell>
          <table:table-cell office:value-type="float" office:value="136.524298108341" calcext:value-type="float">
            <text:p>136.5242981083</text:p>
          </table:table-cell>
          <table:table-cell office:value-type="float" office:value="-1092.41971623361" calcext:value-type="float">
            <text:p>-1092.4197162336</text:p>
          </table:table-cell>
          <table:table-cell office:value-type="float" office:value="-0.292839149002397" calcext:value-type="float">
            <text:p>-0.292839149</text:p>
          </table:table-cell>
          <table:table-cell office:value-type="float" office:value="0.125502492429599" calcext:value-type="float">
            <text:p>0.12550249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21.146477766716" calcext:value-type="float">
            <text:p>421.1464777667</text:p>
          </table:table-cell>
          <table:table-cell office:value-type="float" office:value="136.524298108341" calcext:value-type="float">
            <text:p>136.5242981083</text:p>
          </table:table-cell>
          <table:table-cell office:value-type="float" office:value="-1093.09790744836" calcext:value-type="float">
            <text:p>-1093.0979074484</text:p>
          </table:table-cell>
          <table:table-cell office:value-type="float" office:value="-0.376507477288796" calcext:value-type="float">
            <text:p>-0.3765074773</text:p>
          </table:table-cell>
          <table:table-cell office:value-type="float" office:value="0.125502492429599" calcext:value-type="float">
            <text:p>0.12550249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20.812382740048" calcext:value-type="float">
            <text:p>520.81238274</text:p>
          </table:table-cell>
          <table:table-cell office:value-type="float" office:value="136.524298108341" calcext:value-type="float">
            <text:p>136.5242981083</text:p>
          </table:table-cell>
          <table:table-cell office:value-type="float" office:value="-1093.05479412127" calcext:value-type="float">
            <text:p>-1093.0547941213</text:p>
          </table:table-cell>
          <table:table-cell office:value-type="float" office:value="-0.460175805575195" calcext:value-type="float">
            <text:p>-0.4601758056</text:p>
          </table:table-cell>
          <table:table-cell office:value-type="float" office:value="0.125502492429599" calcext:value-type="float">
            <text:p>0.12550249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24.177651455013" calcext:value-type="float">
            <text:p>624.177651455</text:p>
          </table:table-cell>
          <table:table-cell office:value-type="float" office:value="136.524298108341" calcext:value-type="float">
            <text:p>136.5242981083</text:p>
          </table:table-cell>
          <table:table-cell office:value-type="float" office:value="-1092.29067788638" calcext:value-type="float">
            <text:p>-1092.2906778864</text:p>
          </table:table-cell>
          <table:table-cell office:value-type="float" office:value="-0.543844133861594" calcext:value-type="float">
            <text:p>-0.5438441339</text:p>
          </table:table-cell>
          <table:table-cell office:value-type="float" office:value="0.125502492429599" calcext:value-type="float">
            <text:p>0.12550249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5.5789867040455" calcext:value-type="float">
            <text:p>45.578986704</text:p>
          </table:table-cell>
          <table:table-cell office:value-type="float" office:value="228.957620224403" calcext:value-type="float">
            <text:p>228.9576202244</text:p>
          </table:table-cell>
          <table:table-cell office:value-type="float" office:value="-1088.29182450507" calcext:value-type="float">
            <text:p>-1088.2918245051</text:p>
          </table:table-cell>
          <table:table-cell office:value-type="float" office:value="-0.0418341641431995" calcext:value-type="float">
            <text:p>-0.0418341641</text:p>
          </table:table-cell>
          <table:table-cell office:value-type="float" office:value="0.209170820715998" calcext:value-type="float">
            <text:p>0.209170820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7.355859018048" calcext:value-type="float">
            <text:p>137.355859018</text:p>
          </table:table-cell>
          <table:table-cell office:value-type="float" office:value="228.957620224403" calcext:value-type="float">
            <text:p>228.9576202244</text:p>
          </table:table-cell>
          <table:table-cell office:value-type="float" office:value="-1091.07034907698" calcext:value-type="float">
            <text:p>-1091.070349077</text:p>
          </table:table-cell>
          <table:table-cell office:value-type="float" office:value="-0.125502492429599" calcext:value-type="float">
            <text:p>-0.1255024924</text:p>
          </table:table-cell>
          <table:table-cell office:value-type="float" office:value="0.209170820715998" calcext:value-type="float">
            <text:p>0.209170820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30.337089279687" calcext:value-type="float">
            <text:p>230.3370892797</text:p>
          </table:table-cell>
          <table:table-cell office:value-type="float" office:value="228.957620224403" calcext:value-type="float">
            <text:p>228.9576202244</text:p>
          </table:table-cell>
          <table:table-cell office:value-type="float" office:value="-1093.14175452651" calcext:value-type="float">
            <text:p>-1093.1417545265</text:p>
          </table:table-cell>
          <table:table-cell office:value-type="float" office:value="-0.209170820715998" calcext:value-type="float">
            <text:p>-0.2091708207</text:p>
          </table:table-cell>
          <table:table-cell office:value-type="float" office:value="0.209170820715998" calcext:value-type="float">
            <text:p>0.209170820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5.013928874342" calcext:value-type="float">
            <text:p>325.0139288743</text:p>
          </table:table-cell>
          <table:table-cell office:value-type="float" office:value="228.957620224403" calcext:value-type="float">
            <text:p>228.9576202244</text:p>
          </table:table-cell>
          <table:table-cell office:value-type="float" office:value="-1094.49154866661" calcext:value-type="float">
            <text:p>-1094.4915486666</text:p>
          </table:table-cell>
          <table:table-cell office:value-type="float" office:value="-0.292839149002397" calcext:value-type="float">
            <text:p>-0.292839149</text:p>
          </table:table-cell>
          <table:table-cell office:value-type="float" office:value="0.209170820715998" calcext:value-type="float">
            <text:p>0.209170820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21.942109938021" calcext:value-type="float">
            <text:p>421.942109938</text:p>
          </table:table-cell>
          <table:table-cell office:value-type="float" office:value="228.957620224403" calcext:value-type="float">
            <text:p>228.9576202244</text:p>
          </table:table-cell>
          <table:table-cell office:value-type="float" office:value="-1095.110287924" calcext:value-type="float">
            <text:p>-1095.110287924</text:p>
          </table:table-cell>
          <table:table-cell office:value-type="float" office:value="-0.376507477288796" calcext:value-type="float">
            <text:p>-0.3765074773</text:p>
          </table:table-cell>
          <table:table-cell office:value-type="float" office:value="0.209170820715998" calcext:value-type="float">
            <text:p>0.209170820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21.773407801663" calcext:value-type="float">
            <text:p>521.7734078017</text:p>
          </table:table-cell>
          <table:table-cell office:value-type="float" office:value="228.957620224403" calcext:value-type="float">
            <text:p>228.9576202244</text:p>
          </table:table-cell>
          <table:table-cell office:value-type="float" office:value="-1094.9936434093" calcext:value-type="float">
            <text:p>-1094.9936434093</text:p>
          </table:table-cell>
          <table:table-cell office:value-type="float" office:value="-0.460175805575195" calcext:value-type="float">
            <text:p>-0.4601758056</text:p>
          </table:table-cell>
          <table:table-cell office:value-type="float" office:value="0.209170820715998" calcext:value-type="float">
            <text:p>0.209170820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5.6412098413023" calcext:value-type="float">
            <text:p>45.6412098413</text:p>
          </table:table-cell>
          <table:table-cell office:value-type="float" office:value="323.096202861556" calcext:value-type="float">
            <text:p>323.0962028616</text:p>
          </table:table-cell>
          <table:table-cell office:value-type="float" office:value="-1089.7783328517" calcext:value-type="float">
            <text:p>-1089.7783328517</text:p>
          </table:table-cell>
          <table:table-cell office:value-type="float" office:value="-0.0418341641431995" calcext:value-type="float">
            <text:p>-0.0418341641</text:p>
          </table:table-cell>
          <table:table-cell office:value-type="float" office:value="0.292839149002397" calcext:value-type="float">
            <text:p>0.29283914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7.54209309769" calcext:value-type="float">
            <text:p>137.5420930977</text:p>
          </table:table-cell>
          <table:table-cell office:value-type="float" office:value="323.096202861556" calcext:value-type="float">
            <text:p>323.0962028616</text:p>
          </table:table-cell>
          <table:table-cell office:value-type="float" office:value="-1092.54645735587" calcext:value-type="float">
            <text:p>-1092.5464573559</text:p>
          </table:table-cell>
          <table:table-cell office:value-type="float" office:value="-0.125502492429599" calcext:value-type="float">
            <text:p>-0.1255024924</text:p>
          </table:table-cell>
          <table:table-cell office:value-type="float" office:value="0.292839149002397" calcext:value-type="float">
            <text:p>0.29283914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0.646031351045" calcext:value-type="float">
            <text:p>230.646031351</text:p>
          </table:table-cell>
          <table:table-cell office:value-type="float" office:value="323.096202861556" calcext:value-type="float">
            <text:p>323.0962028616</text:p>
          </table:table-cell>
          <table:table-cell office:value-type="float" office:value="-1094.59713543196" calcext:value-type="float">
            <text:p>-1094.597135432</text:p>
          </table:table-cell>
          <table:table-cell office:value-type="float" office:value="-0.209170820715998" calcext:value-type="float">
            <text:p>-0.2091708207</text:p>
          </table:table-cell>
          <table:table-cell office:value-type="float" office:value="0.292839149002397" calcext:value-type="float">
            <text:p>0.29283914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5.443417484048" calcext:value-type="float">
            <text:p>325.443417484</text:p>
          </table:table-cell>
          <table:table-cell office:value-type="float" office:value="323.096202861556" calcext:value-type="float">
            <text:p>323.0962028616</text:p>
          </table:table-cell>
          <table:table-cell office:value-type="float" office:value="-1095.916019908" calcext:value-type="float">
            <text:p>-1095.916019908</text:p>
          </table:table-cell>
          <table:table-cell office:value-type="float" office:value="-0.292839149002397" calcext:value-type="float">
            <text:p>-0.292839149</text:p>
          </table:table-cell>
          <table:table-cell office:value-type="float" office:value="0.292839149002397" calcext:value-type="float">
            <text:p>0.29283914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22.4891402522" calcext:value-type="float">
            <text:p>422.4891402522</text:p>
          </table:table-cell>
          <table:table-cell office:value-type="float" office:value="323.096202861556" calcext:value-type="float">
            <text:p>323.0962028616</text:p>
          </table:table-cell>
          <table:table-cell office:value-type="float" office:value="-1096.49388346417" calcext:value-type="float">
            <text:p>-1096.4938834642</text:p>
          </table:table-cell>
          <table:table-cell office:value-type="float" office:value="-0.376507477288796" calcext:value-type="float">
            <text:p>-0.3765074773</text:p>
          </table:table-cell>
          <table:table-cell office:value-type="float" office:value="0.292839149002397" calcext:value-type="float">
            <text:p>0.29283914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22.434152628667" calcext:value-type="float">
            <text:p>522.4341526287</text:p>
          </table:table-cell>
          <table:table-cell office:value-type="float" office:value="323.096202861556" calcext:value-type="float">
            <text:p>323.0962028616</text:p>
          </table:table-cell>
          <table:table-cell office:value-type="float" office:value="-1096.32668319002" calcext:value-type="float">
            <text:p>-1096.32668319</text:p>
          </table:table-cell>
          <table:table-cell office:value-type="float" office:value="-0.460175805575195" calcext:value-type="float">
            <text:p>-0.4601758056</text:p>
          </table:table-cell>
          <table:table-cell office:value-type="float" office:value="0.292839149002397" calcext:value-type="float">
            <text:p>0.29283914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5.6747198945813" calcext:value-type="float">
            <text:p>45.6747198946</text:p>
          </table:table-cell>
          <table:table-cell office:value-type="float" office:value="419.499543966364" calcext:value-type="float">
            <text:p>419.4995439664</text:p>
          </table:table-cell>
          <table:table-cell office:value-type="float" office:value="-1090.57888673071" calcext:value-type="float">
            <text:p>-1090.5788867307</text:p>
          </table:table-cell>
          <table:table-cell office:value-type="float" office:value="-0.0418341641431995" calcext:value-type="float">
            <text:p>-0.0418341641</text:p>
          </table:table-cell>
          <table:table-cell office:value-type="float" office:value="0.376507477288796" calcext:value-type="float">
            <text:p>0.376507477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7.64238881093" calcext:value-type="float">
            <text:p>137.6423888109</text:p>
          </table:table-cell>
          <table:table-cell office:value-type="float" office:value="419.499543966364" calcext:value-type="float">
            <text:p>419.4995439664</text:p>
          </table:table-cell>
          <table:table-cell office:value-type="float" office:value="-1093.34141031471" calcext:value-type="float">
            <text:p>-1093.3414103147</text:p>
          </table:table-cell>
          <table:table-cell office:value-type="float" office:value="-0.125502492429599" calcext:value-type="float">
            <text:p>-0.1255024924</text:p>
          </table:table-cell>
          <table:table-cell office:value-type="float" office:value="0.376507477288796" calcext:value-type="float">
            <text:p>0.376507477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0.812411024711" calcext:value-type="float">
            <text:p>230.8124110247</text:p>
          </table:table-cell>
          <table:table-cell office:value-type="float" office:value="419.499543966364" calcext:value-type="float">
            <text:p>419.4995439664</text:p>
          </table:table-cell>
          <table:table-cell office:value-type="float" office:value="-1095.38092573623" calcext:value-type="float">
            <text:p>-1095.3809257362</text:p>
          </table:table-cell>
          <table:table-cell office:value-type="float" office:value="-0.209170820715998" calcext:value-type="float">
            <text:p>-0.2091708207</text:p>
          </table:table-cell>
          <table:table-cell office:value-type="float" office:value="0.376507477288796" calcext:value-type="float">
            <text:p>0.376507477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25.674717074979" calcext:value-type="float">
            <text:p>325.674717075</text:p>
          </table:table-cell>
          <table:table-cell office:value-type="float" office:value="419.499543966364" calcext:value-type="float">
            <text:p>419.4995439664</text:p>
          </table:table-cell>
          <table:table-cell office:value-type="float" office:value="-1096.68316392062" calcext:value-type="float">
            <text:p>-1096.6831639206</text:p>
          </table:table-cell>
          <table:table-cell office:value-type="float" office:value="-0.292839149002397" calcext:value-type="float">
            <text:p>-0.292839149</text:p>
          </table:table-cell>
          <table:table-cell office:value-type="float" office:value="0.376507477288796" calcext:value-type="float">
            <text:p>0.376507477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22.783741517605" calcext:value-type="float">
            <text:p>422.7837415176</text:p>
          </table:table-cell>
          <table:table-cell office:value-type="float" office:value="419.499543966364" calcext:value-type="float">
            <text:p>419.4995439664</text:p>
          </table:table-cell>
          <table:table-cell office:value-type="float" office:value="-1097.23901401064" calcext:value-type="float">
            <text:p>-1097.2390140106</text:p>
          </table:table-cell>
          <table:table-cell office:value-type="float" office:value="-0.376507477288796" calcext:value-type="float">
            <text:p>-0.3765074773</text:p>
          </table:table-cell>
          <table:table-cell office:value-type="float" office:value="0.376507477288796" calcext:value-type="float">
            <text:p>0.376507477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5.6792824172847" calcext:value-type="float">
            <text:p>45.6792824173</text:p>
          </table:table-cell>
          <table:table-cell office:value-type="float" office:value="518.823090810888" calcext:value-type="float">
            <text:p>518.8230908109</text:p>
          </table:table-cell>
          <table:table-cell office:value-type="float" office:value="-1090.68788522194" calcext:value-type="float">
            <text:p>-1090.6878852219</text:p>
          </table:table-cell>
          <table:table-cell office:value-type="float" office:value="-0.0418341641431995" calcext:value-type="float">
            <text:p>-0.0418341641</text:p>
          </table:table-cell>
          <table:table-cell office:value-type="float" office:value="0.460175805575195" calcext:value-type="float">
            <text:p>0.46017580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7.656044458233" calcext:value-type="float">
            <text:p>137.6560444582</text:p>
          </table:table-cell>
          <table:table-cell office:value-type="float" office:value="518.823090810888" calcext:value-type="float">
            <text:p>518.8230908109</text:p>
          </table:table-cell>
          <table:table-cell office:value-type="float" office:value="-1093.4496462191" calcext:value-type="float">
            <text:p>-1093.4496462191</text:p>
          </table:table-cell>
          <table:table-cell office:value-type="float" office:value="-0.125502492429599" calcext:value-type="float">
            <text:p>-0.1255024924</text:p>
          </table:table-cell>
          <table:table-cell office:value-type="float" office:value="0.460175805575195" calcext:value-type="float">
            <text:p>0.46017580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0.835064257524" calcext:value-type="float">
            <text:p>230.8350642575</text:p>
          </table:table-cell>
          <table:table-cell office:value-type="float" office:value="518.823090810888" calcext:value-type="float">
            <text:p>518.8230908109</text:p>
          </table:table-cell>
          <table:table-cell office:value-type="float" office:value="-1095.48764180224" calcext:value-type="float">
            <text:p>-1095.4876418022</text:p>
          </table:table-cell>
          <table:table-cell office:value-type="float" office:value="-0.209170820715998" calcext:value-type="float">
            <text:p>-0.2091708207</text:p>
          </table:table-cell>
          <table:table-cell office:value-type="float" office:value="0.460175805575195" calcext:value-type="float">
            <text:p>0.46017580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25.706209404345" calcext:value-type="float">
            <text:p>325.7062094043</text:p>
          </table:table-cell>
          <table:table-cell office:value-type="float" office:value="518.823090810888" calcext:value-type="float">
            <text:p>518.8230908109</text:p>
          </table:table-cell>
          <table:table-cell office:value-type="float" office:value="-1096.78761352997" calcext:value-type="float">
            <text:p>-1096.78761353</text:p>
          </table:table-cell>
          <table:table-cell office:value-type="float" office:value="-0.292839149002397" calcext:value-type="float">
            <text:p>-0.292839149</text:p>
          </table:table-cell>
          <table:table-cell office:value-type="float" office:value="0.460175805575195" calcext:value-type="float">
            <text:p>0.46017580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.6548654886062" calcext:value-type="float">
            <text:p>45.6548654886</text:p>
          </table:table-cell>
          <table:table-cell office:value-type="float" office:value="621.859919092748" calcext:value-type="float">
            <text:p>621.8599190927</text:p>
          </table:table-cell>
          <table:table-cell office:value-type="float" office:value="-1090.10456573854" calcext:value-type="float">
            <text:p>-1090.1045657385</text:p>
          </table:table-cell>
          <table:table-cell office:value-type="float" office:value="-0.0418341641431995" calcext:value-type="float">
            <text:p>-0.0418341641</text:p>
          </table:table-cell>
          <table:table-cell office:value-type="float" office:value="0.543844133861594" calcext:value-type="float">
            <text:p>0.543844133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37.58296450051" calcext:value-type="float">
            <text:p>137.5829645005</text:p>
          </table:table-cell>
          <table:table-cell office:value-type="float" office:value="621.859919092748" calcext:value-type="float">
            <text:p>621.8599190927</text:p>
          </table:table-cell>
          <table:table-cell office:value-type="float" office:value="-1092.8704078175" calcext:value-type="float">
            <text:p>-1092.8704078175</text:p>
          </table:table-cell>
          <table:table-cell office:value-type="float" office:value="-0.125502492429599" calcext:value-type="float">
            <text:p>-0.1255024924</text:p>
          </table:table-cell>
          <table:table-cell office:value-type="float" office:value="0.543844133861594" calcext:value-type="float">
            <text:p>0.543844133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number-style style:name="N126">
      <number:number number:decimal-places="4" number:min-integer-digits="1"/>
    </number:number-style>
    <number:number-style style:name="N127">
      <number:text>n = </number:text>
      <number:number number:decimal-places="0" number:min-integer-digits="1"/>
    </number:number-style>
    <number:number-style style:name="N128">
      <number:number number:decimal-places="0" number:min-integer-digits="1"/>
      <number:text>/9</number:text>
    </number:number-style>
    <number:number-style style:name="N129">
      <number:number number:decimal-places="1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6" number:min-integer-digits="1"/>
    </number:number-style>
    <number:number-style style:name="N132">
      <number:number number:decimal-places="7" number:min-integer-digits="1"/>
    </number:number-style>
    <number:number-style style:name="N133">
      <number:number number:decimal-places="8" number:min-integer-digits="1"/>
    </number:number-style>
    <number:number-style style:name="N134">
      <number:number number:decimal-places="9" number:min-integer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11" number:min-integer-digits="1"/>
    </number:number-style>
    <number:number-style style:name="N137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6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8P0"/>
    </number:currency-style>
    <number:number-style style:name="N10159P0" style:volatile="true" number:language="en" number:country="US">
      <number:number number:decimal-places="0" number:min-integer-digits="1" number:grouping="true"/>
      <number:text> </number:text>
    </number:number-style>
    <number:number-style style:name="N1015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59P0"/>
    </number:number-style>
    <number:number-style style:name="N10160P0" style:volatile="true" number:language="en" number:country="US">
      <number:number number:decimal-places="2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61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1P2" style:volatile="true" number:language="en" number:country="US">
      <number:text> </number:text>
      <loext:fill-character> </loext:fill-character>
      <number:text>- </number:text>
    </number:number-style>
    <number:text-style style:name="N10161" number:language="en" number:country="US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2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2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2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3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4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4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4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 style:data-style-name="N2" text:time-value="12:08:48.300555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4T11:08:26.536219448</meta:creation-date>
    <dc:date>2015-06-11T12:49:15.064523809</dc:date>
    <meta:editing-duration>PT17H49M29S</meta:editing-duration>
    <meta:editing-cycles>63</meta:editing-cycles>
    <meta:generator>LibreOffice/4.2.8.2$Linux_X86_64 LibreOffice_project/420m0$Build-2</meta:generator>
    <meta:document-statistic meta:table-count="7" meta:cell-count="711" meta:object-count="0"/>
  </office:meta>
</office:document-meta>
</file>